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886cm" svg:height="12.165cm" svg:x="0.358cm" svg:y="2.975cm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ingle Threaded</text:p>
          </table:table-cell>
          <table:table-cell office:value-type="string" calcext:value-type="string">
            <text:p>Multi Threaded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4606" calcext:value-type="float">
            <text:p>0.004606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0709" calcext:value-type="float">
            <text:p>0.000709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0.027339" calcext:value-type="float">
            <text:p>0.027339</text:p>
          </table:table-cell>
          <table:table-cell office:value-type="float" office:value="0.006119" calcext:value-type="float">
            <text:p>0.006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3:24:22.689609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11:55.109738486</meta:creation-date>
    <dc:date>2021-03-02T23:26:52.929908492</dc:date>
    <meta:editing-duration>PT4M12S</meta:editing-duration>
    <meta:editing-cycles>2</meta:editing-cycles>
    <meta:generator>LibreOffice/7.0.3.1$Linux_X86_64 LibreOffice_project/00$Build-1</meta:generator>
    <meta:document-statistic meta:table-count="1" meta:cell-count="1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87cm" svg:height="12.166cm" xlink:href=".." xlink:type="simple" chart:class="chart:line" chart:style-name="ch1">
        <chart:title svg:x="3.22cm" svg:y="0.492cm" chart:style-name="ch2">
          <text:p>Time</text:p>
        </chart:title>
        <chart:subtitle svg:x="0.707cm" svg:y="1.77cm" chart:style-name="ch3">
          <text:p>Time to sum with or without threats</text:p>
        </chart:subtitle>
        <chart:legend chart:legend-position="end" svg:x="8.206cm" svg:y="0.797cm" style:legend-expansion="custom" svg:width="3.596cm" svg:height="1.48cm" style:legend-expansion-aspect-ratio="2.42972972972973" chart:style-name="ch4"/>
        <chart:plot-area chart:style-name="ch5" table:cell-range-address="Sheet1.A1:Sheet1.C5" chart:data-source-has-labels="both" svg:x="0.317cm" svg:y="2.327cm" svg:width="15.434cm" svg:height="8.614cm">
          <chart:coordinate-region svg:x="1.415cm" svg:y="2.526cm" svg:width="14.004cm" svg:height="7.768cm"/>
          <chart:axis chart:dimension="x" chart:name="primary-x" chart:style-name="ch6" chartooo:axis-type="auto">
            <chartooo:date-scale/>
            <chart:title svg:x="6.707cm" svg:y="11.184cm" chart:style-name="ch7">
              <text:p>Amount of Entries</text:p>
            </chart:title>
            <chart:categories table:cell-range-address="Sheet1.A2:Sheet1.A5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Threaded</text:p>
                <draw:g>
                  <svg:desc>Sheet1.B1:Sheet1.B1</svg:desc>
                </draw:g>
              </table:table-cell>
              <table:table-cell office:value-type="string">
                <text:p>Multi Thread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k</text:p>
                <draw:g>
                  <svg:desc>Sheet1.A2:Sheet1.A5</svg:desc>
                </draw:g>
              </table:table-cell>
              <table:table-cell office:value-type="float" office:value="0.000036">
                <text:p>0.000036</text:p>
                <draw:g>
                  <svg:desc>Sheet1.B2:Sheet1.B5</svg:desc>
                </draw:g>
              </table:table-cell>
              <table:table-cell office:value-type="float" office:value="0.004606">
                <text:p>0.004606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0.000344">
                <text:p>0.000344</text:p>
              </table:table-cell>
              <table:table-cell office:value-type="float" office:value="0.000231">
                <text:p>0.000231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02681">
                <text:p>0.002681</text:p>
              </table:table-cell>
              <table:table-cell office:value-type="float" office:value="0.000709">
                <text:p>0.00070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0.027339">
                <text:p>0.027339</text:p>
              </table:table-cell>
              <table:table-cell office:value-type="float" office:value="0.006119">
                <text:p>0.006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